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931" officeooo:paragraph-rsid="001d29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ELECT - extracts data from a database</text:p>
      <text:p text:style-name="P1">UPDATE - updates data in a database</text:p>
      <text:p text:style-name="P1">DELETE - deletes data from a database</text:p>
      <text:p text:style-name="P1">INSERT INTO - inserts new data into a database</text:p>
      <text:p text:style-name="P1">CREATE DATABASE - creates a new database</text:p>
      <text:p text:style-name="P1">ALTER DATABASE - modifies a database</text:p>
      <text:p text:style-name="P1">CREATE TABLE - creates a new table</text:p>
      <text:p text:style-name="P1">ALTER TABLE - modifies a table</text:p>
      <text:p text:style-name="P1">DROP TABLE - deletes a table</text:p>
      <text:p text:style-name="P1">CREATE INDEX - creates an index (search key)</text:p>
      <text:p text:style-name="P1">DROP INDEX - deletes an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09:36:10.053211022</meta:creation-date>
    <dc:date>2015-12-19T09:36:54.285827668</dc:date>
    <meta:editing-duration>P0D</meta:editing-duration>
    <meta:editing-cycles>1</meta:editing-cycles>
    <meta:document-statistic meta:table-count="0" meta:image-count="0" meta:object-count="0" meta:page-count="1" meta:paragraph-count="11" meta:word-count="76" meta:character-count="397" meta:non-whitespace-character-count="332"/>
    <meta:generator>LibreOffice/4.2.7.2$Linux_X86_64 LibreOffice_project/420m0$Build-2</meta:generator>
  </office:meta>
</office:document-meta>
</file>